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9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0.9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15" table:default-cell-style-name="ce3"/>
        <table:table-column table:style-name="co4" table:number-columns-repeated="1007" table:default-cell-style-name="ce1"/>
        <table:table-row table:style-name="ro1">
          <table:table-cell office:value-type="string" calcext:value-type="string">
            <text:p>h unendlich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ln del h</text:p>
          </table:table-cell>
          <table:table-cell table:formula="of:=LN([.B4]-[.$C$1])" office:value-type="float" office:value="5.81413053182507" calcext:value-type="float">
            <text:p>5.81413053182507</text:p>
          </table:table-cell>
          <table:table-cell table:formula="of:=LN([.C4]-[.$C$1])" office:value-type="float" office:value="5.71373280550937" calcext:value-type="float">
            <text:p>5.71373280550937</text:p>
          </table:table-cell>
          <table:table-cell table:formula="of:=LN([.D4]-[.$C$1])" office:value-type="float" office:value="5.61677109766657" calcext:value-type="float">
            <text:p>5.61677109766657</text:p>
          </table:table-cell>
          <table:table-cell table:formula="of:=LN([.E4]-[.$C$1])" office:value-type="float" office:value="5.52146091786225" calcext:value-type="float">
            <text:p>5.52146091786225</text:p>
          </table:table-cell>
          <table:table-cell table:formula="of:=LN([.F4]-[.$C$1])" office:value-type="float" office:value="5.42934562895444" calcext:value-type="float">
            <text:p>5.42934562895444</text:p>
          </table:table-cell>
          <table:table-cell table:formula="of:=LN([.G4]-[.$C$1])" office:value-type="float" office:value="5.33271879326537" calcext:value-type="float">
            <text:p>5.33271879326537</text:p>
          </table:table-cell>
          <table:table-cell table:formula="of:=LN([.H4]-[.$C$1])" office:value-type="float" office:value="5.23644196282995" calcext:value-type="float">
            <text:p>5.23644196282995</text:p>
          </table:table-cell>
          <table:table-cell table:formula="of:=LN([.I4]-[.$C$1])" office:value-type="float" office:value="5.14166355650266" calcext:value-type="float">
            <text:p>5.14166355650266</text:p>
          </table:table-cell>
          <table:table-cell table:formula="of:=LN([.J4]-[.$C$1])" office:value-type="float" office:value="5.04342511691925" calcext:value-type="float">
            <text:p>5.04342511691925</text:p>
          </table:table-cell>
          <table:table-cell table:formula="of:=LN([.K4]-[.$C$1])" office:value-type="float" office:value="4.95582705760126" calcext:value-type="float">
            <text:p>4.95582705760126</text:p>
          </table:table-cell>
          <table:table-cell table:formula="of:=LN([.L4]-[.$C$1])" office:value-type="float" office:value="4.85981240436167" calcext:value-type="float">
            <text:p>4.85981240436167</text:p>
          </table:table-cell>
          <table:table-cell table:formula="of:=LN([.M4]-[.$C$1])" office:value-type="float" office:value="4.76217393479776" calcext:value-type="float">
            <text:p>4.76217393479776</text:p>
          </table:table-cell>
          <table:table-cell table:formula="of:=LN([.N4]-[.$C$1])" office:value-type="float" office:value="4.67282883446191" calcext:value-type="float">
            <text:p>4.67282883446191</text:p>
          </table:table-cell>
          <table:table-cell table:formula="of:=LN([.O4]-[.$C$1])" office:value-type="float" office:value="4.57471097850338" calcext:value-type="float">
            <text:p>4.57471097850338</text:p>
          </table:table-cell>
          <table:table-cell table:formula="of:=LN([.P4]-[.$C$1])" office:value-type="float" office:value="4.48863636973214" calcext:value-type="float">
            <text:p>4.48863636973214</text:p>
          </table:table-cell>
          <table:table-cell table:formula="of:=LN([.Q4]-[.$C$1])" office:value-type="float" office:value="4.39444915467244" calcext:value-type="float">
            <text:p>4.394449154672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hler</text:p>
          </table:table-cell>
          <table:table-cell table:formula="of:=SQRT(5)/([.B4]-[.C1])" office:value-type="float" office:value="0.00667482978358146" calcext:value-type="float">
            <text:p>0.006674829783581</text:p>
          </table:table-cell>
          <table:table-cell table:number-columns-repeated="1022"/>
        </table:table-row>
        <table:table-row table:style-name="ro1" table:number-rows-repeated="16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00-00-00</text:date>, <text:time style:data-style-name="N2" text:time-value="08:38:33.063077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4T08:38:34.521680555</meta:creation-date>
    <dc:title>Noto Sans</dc:title>
    <meta:editing-duration>PT1H33M57S</meta:editing-duration>
    <meta:editing-cycles>8</meta:editing-cycles>
    <meta:generator>LibreOffice/6.4.0.3$Linux_X86_64 LibreOffice_project/40$Build-3</meta:generator>
    <meta:initial-creator>Yudong Sun</meta:initial-creator>
    <dc:date>2020-03-04T10:34:25.349460560</dc:date>
    <dc:creator>Yudong Sun</dc:creator>
    <meta:document-statistic meta:table-count="1" meta:cell-count="55" meta:object-count="0"/>
    <meta:template xlink:type="simple" xlink:actuate="onRequest" xlink:title="Noto Sans" xlink:href="../../../../../../../../../home/sunyudong/Templates/Noto%20Sans1.ots" meta:date="2020-03-04T08:38:33.129028113"/>
  </office:meta>
</office:document-meta>
</file>